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color="#ff0000" fo:font-size="40pt" style:font-size-asian="40pt" style:font-size-complex="40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draw:layer="layout" svg:width="4.2cm" svg:height="2.6cm" svg:x="11.4cm" svg:y="2.8cm">
          <text:p text:style-name="P1">Object</text:p>
        </draw:rect>
        <draw:rect draw:style-name="gr1" draw:text-style-name="P1" draw:layer="layout" svg:width="4.2cm" svg:height="2.6cm" svg:x="11.4cm" svg:y="10.6cm">
          <text:p text:style-name="P1">Delegate</text:p>
        </draw:rect>
        <draw:line draw:style-name="gr2" draw:text-style-name="P1" draw:layer="layout" svg:x1="13.5cm" svg:y1="5.4cm" svg:x2="13.5cm" svg:y2="10.6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draw:layer="layout" svg:width="4.2cm" svg:height="2.6cm" svg:x="11.4cm" svg:y="2.8cm">
          <text:p text:style-name="P1">Object</text:p>
        </draw:rect>
        <draw:rect draw:style-name="gr1" draw:text-style-name="P1" draw:layer="layout" svg:width="4.2cm" svg:height="2.6cm" svg:x="11.4cm" svg:y="10.6cm">
          <text:p text:style-name="P1">Delegate</text:p>
        </draw:rect>
        <draw:line draw:style-name="gr2" draw:text-style-name="P1" draw:layer="layout" svg:x1="13.5cm" svg:y1="5.4cm" svg:x2="13.5cm" svg:y2="10.6cm">
          <text:p/>
        </draw:line>
        <draw:rect draw:style-name="gr1" draw:text-style-name="P1" draw:layer="layout" svg:width="4.2cm" svg:height="2.6cm" svg:x="5.4cm" svg:y="2.8cm">
          <text:p text:style-name="P1">Object</text:p>
        </draw:rect>
        <draw:rect draw:style-name="gr1" draw:text-style-name="P1" draw:layer="layout" svg:width="4.2cm" svg:height="2.6cm" svg:x="17.4cm" svg:y="2.8cm">
          <text:p text:style-name="P1">Object</text:p>
        </draw:rect>
        <draw:line draw:style-name="gr2" draw:text-style-name="P1" draw:layer="layout" svg:x1="7.4cm" svg:y1="5.4cm" svg:x2="12.6cm" svg:y2="10.6cm">
          <text:p/>
        </draw:line>
        <draw:line draw:style-name="gr2" draw:text-style-name="P1" draw:layer="layout" svg:x1="19.6cm" svg:y1="5.4cm" svg:x2="14.4cm" svg:y2="10.6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draw:layer="layout" svg:width="4.2cm" svg:height="2.6cm" svg:x="11.4cm" svg:y="2.8cm">
          <text:p text:style-name="P1">Object</text:p>
        </draw:rect>
        <draw:rect draw:style-name="gr1" draw:text-style-name="P1" draw:layer="layout" svg:width="4.2cm" svg:height="2.6cm" svg:x="11.4cm" svg:y="10.6cm">
          <text:p text:style-name="P1">Object</text:p>
        </draw:rect>
        <draw:line draw:style-name="gr2" draw:text-style-name="P1" draw:layer="layout" svg:x1="13.5cm" svg:y1="5.4cm" svg:x2="13.5cm" svg:y2="10.6cm">
          <text:p/>
        </draw:line>
        <draw:rect draw:style-name="gr1" draw:text-style-name="P1" draw:layer="layout" svg:width="4.2cm" svg:height="2.6cm" svg:x="4.6cm" svg:y="10.6cm">
          <text:p text:style-name="P1">Object</text:p>
        </draw:rect>
        <draw:rect draw:style-name="gr1" draw:text-style-name="P1" draw:layer="layout" svg:width="4.2cm" svg:height="2.6cm" svg:x="18.2cm" svg:y="10.6cm">
          <text:p text:style-name="P1">Object</text:p>
        </draw:rect>
        <draw:line draw:style-name="gr2" draw:text-style-name="P1" draw:layer="layout" svg:x1="12.4cm" svg:y1="5.4cm" svg:x2="6.6cm" svg:y2="10.6cm">
          <text:p/>
        </draw:line>
        <draw:line draw:style-name="gr2" draw:text-style-name="P1" draw:layer="layout" svg:x1="14.6cm" svg:y1="5.4cm" svg:x2="20.4cm" svg:y2="10.6cm">
          <text:p/>
        </draw:line>
        <draw:frame draw:style-name="gr4" draw:text-style-name="P2" draw:layer="layout" svg:width="3.6cm" svg:height="3.088cm" svg:x="22.6cm" svg:y="6cm">
          <draw:text-box>
            <text:p text:style-name="P2"><text:span text:style-name="T1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1" draw:text-style-name="P1" draw:layer="layout" svg:width="4.2cm" svg:height="2.6cm" svg:x="11.4cm" svg:y="2.8cm">
          <text:p text:style-name="P1">Object</text:p>
        </draw:rect>
        <draw:rect draw:style-name="gr1" draw:text-style-name="P1" draw:layer="layout" svg:width="4.2cm" svg:height="2.6cm" svg:x="11.4cm" svg:y="17cm">
          <text:p text:style-name="P1">Object</text:p>
        </draw:rect>
        <draw:line draw:style-name="gr2" draw:text-style-name="P1" draw:layer="layout" svg:x1="13.5cm" svg:y1="11.8cm" svg:x2="13.5cm" svg:y2="17cm">
          <text:p/>
        </draw:line>
        <draw:rect draw:style-name="gr1" draw:text-style-name="P1" draw:layer="layout" svg:width="4.2cm" svg:height="2.6cm" svg:x="4.6cm" svg:y="17cm">
          <text:p text:style-name="P1">Object</text:p>
        </draw:rect>
        <draw:rect draw:style-name="gr1" draw:text-style-name="P1" draw:layer="layout" svg:width="4.2cm" svg:height="2.6cm" svg:x="18.2cm" svg:y="17cm">
          <text:p text:style-name="P1">Object</text:p>
        </draw:rect>
        <draw:line draw:style-name="gr2" draw:text-style-name="P1" draw:layer="layout" svg:x1="12.4cm" svg:y1="11.8cm" svg:x2="6.6cm" svg:y2="17cm">
          <text:p/>
        </draw:line>
        <draw:line draw:style-name="gr2" draw:text-style-name="P1" draw:layer="layout" svg:x1="14.6cm" svg:y1="11.8cm" svg:x2="20.4cm" svg:y2="17cm">
          <text:p/>
        </draw:line>
        <draw:rect draw:style-name="gr1" draw:text-style-name="P1" draw:layer="layout" svg:width="7.2cm" svg:height="2.6cm" svg:x="9.8cm" svg:y="9.2cm">
          <text:p text:style-name="P1">NSNotificationCenter</text:p>
        </draw:rect>
        <draw:line draw:style-name="gr2" draw:text-style-name="P1" draw:layer="layout" svg:x1="13.4cm" svg:y1="5.4cm" svg:x2="13.4cm" svg:y2="9.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1" draw:text-style-name="P3" draw:layer="layout" svg:width="4.2cm" svg:height="2.6cm" svg:x="1.6cm" svg:y="3.1cm">
          <text:p text:style-name="P3">Object</text:p>
        </draw:rect>
        <draw:rect draw:style-name="gr1" draw:text-style-name="P3" draw:layer="layout" svg:width="7.2cm" svg:height="2.6cm" svg:x="19.4cm" svg:y="3.2cm">
          <text:p text:style-name="P3">NSNotificationCenter</text:p>
        </draw:rect>
        <draw:line draw:style-name="gr5" draw:text-style-name="P1" draw:layer="layout" svg:x1="5.8cm" svg:y1="4.5cm" svg:x2="19.4cm" svg:y2="4.5cm">
          <text:p/>
        </draw:line>
        <draw:frame draw:style-name="gr6" draw:text-style-name="P4" draw:layer="layout" svg:width="13.769cm" svg:height="0.962cm" svg:x="5.831cm" svg:y="1.838cm">
          <draw:text-box>
            <text:p text:style-name="P4">Register self for specific notification (1 or more)</text:p>
          </draw:text-box>
        </draw:frame>
        <draw:frame draw:style-name="gr6" draw:text-style-name="P4" draw:layer="layout" svg:width="1.031cm" svg:height="0.962cm" svg:x="0.369cm" svg:y="4cm">
          <draw:text-box>
            <text:p text:style-name="P4">1.</text:p>
          </draw:text-box>
        </draw:frame>
        <draw:rect draw:style-name="gr1" draw:text-style-name="P3" draw:layer="layout" svg:width="4.2cm" svg:height="2.6cm" svg:x="1.631cm" svg:y="9.3cm">
          <text:p text:style-name="P3">Object</text:p>
        </draw:rect>
        <draw:rect draw:style-name="gr1" draw:text-style-name="P3" draw:layer="layout" svg:width="7.2cm" svg:height="2.6cm" svg:x="19.431cm" svg:y="9.4cm">
          <text:p text:style-name="P3">NSNotificationCenter</text:p>
        </draw:rect>
        <draw:frame draw:style-name="gr6" draw:text-style-name="P4" draw:layer="layout" svg:width="6.043cm" svg:height="0.962cm" svg:x="9.757cm" svg:y="8.2cm">
          <draw:text-box>
            <text:p text:style-name="P4">Handle notifications</text:p>
          </draw:text-box>
        </draw:frame>
        <draw:frame draw:style-name="gr6" draw:text-style-name="P4" draw:layer="layout" svg:width="1.031cm" svg:height="0.962cm" svg:x="0.4cm" svg:y="10.138cm">
          <draw:text-box>
            <text:p text:style-name="P4">2.</text:p>
          </draw:text-box>
        </draw:frame>
        <draw:rect draw:style-name="gr1" draw:text-style-name="P3" draw:layer="layout" svg:width="4.2cm" svg:height="2.6cm" svg:x="1.631cm" svg:y="16.1cm">
          <text:p text:style-name="P3">Object</text:p>
        </draw:rect>
        <draw:rect draw:style-name="gr1" draw:text-style-name="P3" draw:layer="layout" svg:width="7.2cm" svg:height="2.6cm" svg:x="19.431cm" svg:y="16.2cm">
          <text:p text:style-name="P3">NSNotificationCenter</text:p>
        </draw:rect>
        <draw:line draw:style-name="gr7" draw:text-style-name="P1" draw:layer="layout" svg:x1="5.831cm" svg:y1="17.5cm" svg:x2="19.431cm" svg:y2="17.5cm">
          <text:p/>
        </draw:line>
        <draw:frame draw:style-name="gr6" draw:text-style-name="P4" draw:layer="layout" svg:width="11.585cm" svg:height="0.962cm" svg:x="7.2cm" svg:y="15.2cm">
          <draw:text-box>
            <text:p text:style-name="P4">Remove self from NSNotificationCenter</text:p>
          </draw:text-box>
        </draw:frame>
        <draw:frame draw:style-name="gr6" draw:text-style-name="P4" draw:layer="layout" svg:width="1.031cm" svg:height="0.962cm" svg:x="0.4cm" svg:y="16.938cm">
          <draw:text-box>
            <text:p text:style-name="P4">3.</text:p>
          </draw:text-box>
        </draw:frame>
        <draw:line draw:style-name="gr8" draw:text-style-name="P1" draw:layer="layout" svg:x1="10.3cm" svg:y1="16.9cm" svg:x2="14.5cm" svg:y2="18.3cm">
          <text:p/>
        </draw:line>
        <draw:line draw:style-name="gr8" draw:text-style-name="P1" draw:layer="layout" svg:x1="14.5cm" svg:y1="16.7cm" svg:x2="10.3cm" svg:y2="18.3cm">
          <text:p/>
        </draw:line>
        <draw:line draw:style-name="gr2" draw:text-style-name="P1" draw:layer="layout" svg:x1="19.431cm" svg:y1="10.1cm" svg:x2="5.831cm" svg:y2="10.1cm">
          <text:p/>
        </draw:line>
        <draw:line draw:style-name="gr2" draw:text-style-name="P1" draw:layer="layout" svg:x1="19.431cm" svg:y1="11.3cm" svg:x2="5.831cm" svg:y2="11.3cm">
          <text:p/>
        </draw:line>
        <draw:line draw:style-name="gr2" draw:text-style-name="P1" draw:layer="layout" svg:x1="19.431cm" svg:y1="10.7cm" svg:x2="5.831cm" svg:y2="10.7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1" draw:text-style-name="P3" draw:layer="layout" svg:width="4.2cm" svg:height="2.6cm" svg:x="11.4cm" svg:y="2.8cm">
          <text:p text:style-name="P3">Object</text:p>
        </draw:rect>
        <draw:rect draw:style-name="gr1" draw:text-style-name="P3" draw:layer="layout" svg:width="4.2cm" svg:height="2.6cm" svg:x="11.4cm" svg:y="17cm">
          <text:p text:style-name="P3">Object</text:p>
        </draw:rect>
        <draw:line draw:style-name="gr2" draw:text-style-name="P1" draw:layer="layout" svg:x1="13.5cm" svg:y1="11.8cm" svg:x2="13.5cm" svg:y2="17cm">
          <text:p/>
        </draw:line>
        <draw:rect draw:style-name="gr1" draw:text-style-name="P3" draw:layer="layout" svg:width="4.2cm" svg:height="2.6cm" svg:x="4.6cm" svg:y="17cm">
          <text:p text:style-name="P3">Object</text:p>
        </draw:rect>
        <draw:rect draw:style-name="gr1" draw:text-style-name="P3" draw:layer="layout" svg:width="4.2cm" svg:height="2.6cm" svg:x="18.2cm" svg:y="17cm">
          <text:p text:style-name="P3">Object</text:p>
        </draw:rect>
        <draw:line draw:style-name="gr2" draw:text-style-name="P1" draw:layer="layout" svg:x1="12.4cm" svg:y1="11.8cm" svg:x2="6.6cm" svg:y2="17cm">
          <text:p/>
        </draw:line>
        <draw:line draw:style-name="gr2" draw:text-style-name="P1" draw:layer="layout" svg:x1="14.6cm" svg:y1="11.8cm" svg:x2="20.4cm" svg:y2="17cm">
          <text:p/>
        </draw:line>
        <draw:rect draw:style-name="gr1" draw:text-style-name="P3" draw:layer="layout" svg:width="7.2cm" svg:height="2.6cm" svg:x="9.8cm" svg:y="9.2cm">
          <text:p text:style-name="P3">NSNotificationCenter</text:p>
        </draw:rect>
        <draw:line draw:style-name="gr2" draw:text-style-name="P1" draw:layer="layout" svg:x1="13.4cm" svg:y1="5.4cm" svg:x2="13.4cm" svg:y2="9.2cm">
          <text:p/>
        </draw:line>
        <draw:frame draw:style-name="gr6" draw:text-style-name="P4" draw:layer="layout" svg:width="5.091cm" svg:height="0.962cm" svg:x="14cm" svg:y="6.638cm">
          <draw:text-box>
            <text:p text:style-name="P4">Post Notification</text:p>
          </draw:text-box>
        </draw:frame>
        <draw:frame draw:style-name="gr6" draw:text-style-name="P4" draw:layer="layout" svg:width="9.786cm" svg:height="0.962cm" svg:x="17.214cm" svg:y="12.8cm">
          <draw:text-box>
            <text:p text:style-name="P4">Send Notification to all observer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rect draw:style-name="gr1" draw:text-style-name="P1" draw:layer="layout" svg:width="4.2cm" svg:height="2.6cm" svg:x="11.4cm" svg:y="2.8cm">
          <text:p text:style-name="P1">Object</text:p>
        </draw:rect>
        <draw:rect draw:style-name="gr1" draw:text-style-name="P1" draw:layer="layout" svg:width="4.2cm" svg:height="2.6cm" svg:x="11.4cm" svg:y="17cm">
          <text:p text:style-name="P1">Object</text:p>
        </draw:rect>
        <draw:line draw:style-name="gr2" draw:text-style-name="P1" draw:layer="layout" svg:x1="13.5cm" svg:y1="11.8cm" svg:x2="13.5cm" svg:y2="17cm">
          <text:p/>
        </draw:line>
        <draw:rect draw:style-name="gr1" draw:text-style-name="P1" draw:layer="layout" svg:width="4.2cm" svg:height="2.6cm" svg:x="4.6cm" svg:y="17cm">
          <text:p text:style-name="P1">Object</text:p>
        </draw:rect>
        <draw:rect draw:style-name="gr1" draw:text-style-name="P1" draw:layer="layout" svg:width="4.2cm" svg:height="2.6cm" svg:x="18.2cm" svg:y="17cm">
          <text:p text:style-name="P1">Object</text:p>
        </draw:rect>
        <draw:line draw:style-name="gr2" draw:text-style-name="P1" draw:layer="layout" svg:x1="12.4cm" svg:y1="11.8cm" svg:x2="6.6cm" svg:y2="17cm">
          <text:p/>
        </draw:line>
        <draw:line draw:style-name="gr9" draw:text-style-name="P1" draw:layer="layout" svg:x1="14.6cm" svg:y1="11.8cm" svg:x2="20.4cm" svg:y2="17cm">
          <text:p/>
        </draw:line>
        <draw:rect draw:style-name="gr1" draw:text-style-name="P1" draw:layer="layout" svg:width="7.2cm" svg:height="2.6cm" svg:x="9.8cm" svg:y="9.2cm">
          <text:p text:style-name="P1">NSNotificationCenter</text:p>
        </draw:rect>
        <draw:line draw:style-name="gr2" draw:text-style-name="P1" draw:layer="layout" svg:x1="13.4cm" svg:y1="5.4cm" svg:x2="13.4cm" svg:y2="9.2cm">
          <text:p/>
        </draw:line>
        <draw:frame draw:style-name="gr6" draw:layer="layout" svg:width="5.091cm" svg:height="0.962cm" svg:x="14cm" svg:y="6.638cm">
          <draw:text-box>
            <text:p>Post Notification</text:p>
          </draw:text-box>
        </draw:frame>
        <draw:frame draw:style-name="gr6" draw:layer="layout" svg:width="9.786cm" svg:height="0.962cm" svg:x="17.214cm" svg:y="12.8cm">
          <draw:text-box>
            <text:p>Send Notification to all observers</text:p>
          </draw:text-box>
        </draw:frame>
        <draw:line draw:style-name="gr10" draw:text-style-name="P1" draw:layer="layout" svg:x1="17.2cm" svg:y1="16cm" svg:x2="23.4cm" svg:y2="20.4cm">
          <text:p/>
        </draw:line>
        <draw:line draw:style-name="gr10" draw:text-style-name="P1" draw:layer="layout" svg:x1="23.4cm" svg:y1="15.8cm" svg:x2="17.4cm" svg:y2="20.4cm">
          <text:p/>
        </draw:line>
        <draw:frame draw:style-name="gr6" draw:text-style-name="P6" draw:layer="layout" svg:width="4.261cm" svg:height="1.83cm" svg:x="22.8cm" svg:y="17.37cm">
          <draw:text-box>
            <text:p text:style-name="P6">Crash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1T19:12:53</meta:creation-date>
    <meta:editing-duration>PT2H2M20S</meta:editing-duration>
    <meta:editing-cycles>3</meta:editing-cycles>
    <dc:date>2013-10-21T21:30:27</dc:date>
    <meta:generator>OpenOffice/4.0.0$Unix OpenOffice.org_project/400m3$Build-9702</meta:generator>
    <meta:document-statistic meta:object-count="106"/>
  </office:meta>
</office:document-meta>
</file>